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15%"/>
      <style:text-properties style:font-name-complex="Calibri" fo:font-weight="bold" style:font-weight-asian="bold" fo:font-size="20pt" style:font-size-asian="20pt" style:font-size-complex="20pt"/>
    </style:style>
    <style:style style:name="P8" style:parent-style-name="Normal" style:family="paragraph">
      <style:paragraph-properties fo:line-height="150%"/>
    </style:style>
    <style:style style:name="T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 fo:line-height="150%"/>
    </style:style>
    <style:style style:name="T1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Tipodeletrapredefinidodoparágrafo" style:family="text">
      <style:text-properties fo:font-size="12pt" style:font-size-asian="12pt" style:font-size-complex="12pt"/>
    </style:style>
    <style:style style:name="T1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 fo:line-height="150%"/>
    </style:style>
    <style:style style:name="T1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0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1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2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3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4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5" style:parent-style-name="Normal" style:family="paragraph">
      <style:paragraph-properties fo:line-height="150%"/>
    </style:style>
    <style:style style:name="T2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paragraph-properties fo:line-height="150%"/>
    </style:style>
    <style:style style:name="T28" style:parent-style-name="Tipodeletrapredefinidodoparágrafo" style:family="text">
      <style:text-properties style:font-weight-complex="bold" fo:font-size="12pt" style:font-size-asian="12pt" style:font-size-complex="12pt"/>
    </style:style>
    <style:style style:name="P29" style:parent-style-name="Normal" style:family="paragraph">
      <style:paragraph-properties fo:line-height="150%"/>
    </style:style>
    <style:style style:name="T30" style:parent-style-name="Tipodeletrapredefinidodoparágrafo" style:family="text">
      <style:text-properties style:font-weight-complex="bold" fo:font-size="12pt" style:font-size-asian="12pt" style:font-size-complex="12pt"/>
    </style:style>
    <style:style style:name="P31" style:parent-style-name="Normal" style:family="paragraph">
      <style:paragraph-properties fo:line-height="150%"/>
    </style:style>
    <style:style style:name="T32" style:parent-style-name="Tipodeletrapredefinidodoparágrafo" style:family="text">
      <style:text-properties style:font-weight-complex="bold" fo:font-size="12pt" style:font-size-asian="12pt" style:font-size-complex="12pt"/>
    </style:style>
    <style:style style:name="P33" style:parent-style-name="Normal" style:family="paragraph">
      <style:paragraph-properties fo:line-height="150%"/>
    </style:style>
    <style:style style:name="T34" style:parent-style-name="Tipodeletrapredefinidodoparágrafo" style:family="text">
      <style:text-properties style:font-weight-complex="bold" fo:font-size="12pt" style:font-size-asian="12pt" style:font-size-complex="12pt"/>
    </style:style>
    <style:style style:name="P35" style:parent-style-name="Normal" style:family="paragraph">
      <style:paragraph-properties fo:line-height="150%"/>
    </style:style>
    <style:style style:name="T36" style:parent-style-name="Tipodeletrapredefinidodoparágrafo" style:family="text">
      <style:text-properties style:font-weight-complex="bold" fo:font-size="12pt" style:font-size-asian="12pt" style:font-size-complex="12pt"/>
    </style:style>
    <style:style style:name="P37" style:parent-style-name="Normal" style:family="paragraph">
      <style:paragraph-properties fo:line-height="150%"/>
    </style:style>
    <style:style style:name="T38" style:parent-style-name="Tipodeletrapredefinidodoparágrafo" style:family="text">
      <style:text-properties style:font-weight-complex="bold" fo:font-size="12pt" style:font-size-asian="12pt" style:font-size-complex="12pt"/>
    </style:style>
    <style:style style:name="T39" style:parent-style-name="Tipodeletrapredefinidodoparágrafo" style:family="text">
      <style:text-properties style:font-weight-complex="bold" fo:font-size="12pt" style:font-size-asian="12pt" style:font-size-complex="12pt"/>
    </style:style>
    <style:style style:name="P40" style:parent-style-name="Normal" style:family="paragraph">
      <style:paragraph-properties fo:line-height="150%"/>
      <style:text-properties style:font-name-complex="Calibri"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-complex="Calibri"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line-height="115%"/>
      <style:text-properties style:font-name-complex="Calibri" fo:font-weight="bold" style:font-weight-asian="bold" fo:font-size="12pt" style:font-size-asian="12pt" style:font-size-complex="12pt"/>
    </style:style>
    <style:style style:name="P43" style:parent-style-name="Normal" style:family="paragraph">
      <style:paragraph-properties fo:line-height="115%"/>
    </style:style>
    <style:style style:name="T44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45" style:parent-style-name="Tipodeletrapredefinidodoparágrafo" style:family="text">
      <style:text-properties style:font-name-complex="Calibri" style:font-weight-complex="bold" fo:font-size="12pt" style:font-size-asian="12pt" style:font-size-complex="12pt"/>
    </style:style>
  </office:automatic-styles>
  <office:body>
    <office:text text:use-soft-page-breaks="true">
      <text:p text:style-name="P1">ATA de Reunião Scrum</text:p>
      <text:p text:style-name="P8"><text:span text:style-name="T9">Projeto: CAPYDEV(IGNIS)</text:span></text:p>
      <text:p text:style-name="P10"><text:span text:style-name="T11">Data: 14</text:span><text:span text:style-name="T12">/04/2025</text:span><text:line-break/><text:span text:style-name="T13">Horário: 15:00</text:span><text:span text:style-name="T14"><text:s/>–</text:span><text:span text:style-name="T15">16:00</text:span></text:p>
      <text:p text:style-name="P16"><text:span text:style-name="T17">Local: Microsoft Teams</text:span><text:line-break/><text:span text:style-name="T18">Participantes:</text:span></text:p>
      <text:list text:style-name="LFO1" text:continue-numbering="true">
        <text:list-item>
          <text:p text:style-name="P19">Pedro Henrique Prado de Novaes – Scrum Master</text:p>
        </text:list-item>
        <text:list-item>
          <text:p text:style-name="P20">Felipe Ribeiro<text:s/>de Lima- Product Owner</text:p>
        </text:list-item>
        <text:list-item>
          <text:p text:style-name="P21">Felipe Adriano Cezar Gomes - Desenvolvedor</text:p>
        </text:list-item>
        <text:list-item>
          <text:p text:style-name="P22">Gabriel Renato Frois de Oliveira- Desenvolvedor</text:p>
        </text:list-item>
        <text:list-item>
          <text:p text:style-name="P23">Gabriel Camargo Prado- Desenvolvedor</text:p>
        </text:list-item>
        <text:list-item>
          <text:p text:style-name="P24">João Victor Estreano Nogueira Vaz Silva - Desenvolvedor</text:p>
        </text:list-item>
      </text:list>
      <text:p text:style-name="P25"><text:span text:style-name="T26">Descrição dos assuntos discutidos:</text:span></text:p>
      <text:p text:style-name="P27"><text:span text:style-name="T28">- Discutimos sobre o banco de dados (inclusão dos polígonos por estado)</text:span></text:p>
      <text:p text:style-name="P29"><text:span text:style-name="T30">- Finalizamos os requisitos dos professores para a primeira Sprint:</text:span></text:p>
      <text:p text:style-name="P31"><text:span text:style-name="T32">Engenharia de Software: UML (casos de uso)</text:span></text:p>
      <text:p text:style-name="P33"><text:span text:style-name="T34">Banco de dados: BDR01, BDR02</text:span></text:p>
      <text:p text:style-name="P35"><text:span text:style-name="T36">Técnicas de programação: Código de Classe e o MER</text:span></text:p>
      <text:p text:style-name="P37"><text:span text:style-name="T38">Matemática:<text:s/></text:span><text:span text:style-name="T39">MC.01 – Definições Matemáticas (enumerativas, recursivas, etc.)</text:span></text:p>
      <text:p text:style-name="P40">Observações:</text:p>
      <text:p text:style-name="P41"/>
      <text:p text:style-name="P42"/>
      <text:p text:style-name="P43"><text:span text:style-name="T44">OBS:<text:s/></text:span><text:span text:style-name="T45">O arquivo referente a ATA de reunião deve estar disponível no GitHub do Projeto, bem como seu link constar em um card no Trel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a-size-extra-large" style:display-name="a-size-extra-large" style:family="text" style:parent-style-name="Tipodeletrapredefinidodoparágrafo"/>
    <style:style style:name="Título3Caráter" style:display-name="Título 3 Caráter" style:family="text" style:parent-style-name="Tipodeletrapredefinidodoparágrafo">
      <style:text-properties style:font-name="Calibri Light" style:font-name-asian="MS Gothic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2" style:parent-style-name="Fonteparág.padrão" style:family="text">
      <style:text-properties style:language-asian="pt" style:country-asian="BR"/>
    </style:style>
    <style:style style:name="T3" style:parent-style-name="Tipodeletrapredefinidodoparágrafo" style:family="text">
      <style:text-properties style:language-asian="pt" style:country-asian="BR"/>
    </style:style>
    <style:style style:name="P4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true" style:wrap-contour-mode="full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text:span text:style-name="T2"><draw:frame draw:z-index="251660288" draw:style-name="a0" draw:name="Imagem 2" text:anchor-type="paragraph" svg:x="0.75in" svg:y="-0.25208in" svg:width="5.69792in" svg:height="0.38542in" style:rel-width="scale" style:rel-height="scale"><draw:image xlink:href="media/image1.png" xlink:type="simple" xlink:show="embed" xlink:actuate="onLoad"/><svg:title/><svg:desc/></draw:frame></text:span><text:span text:style-name="T3"><draw:connector draw:type="line" svg:x1="0.05208in" svg:y1="0.19583in" svg:x2="7.375in" svg:y2="0.19583in" draw:z-index="251659264" draw:id="id0" draw:style-name="a1" draw:name="Conector reto 3" text:anchor-type="paragraph"><svg:title/><svg:desc/></draw:connector></text:span></text:p>
      </style:header>
      <style:footer>
        <text:p text:style-name="P4"><text:span text:style-name="T5">Curso:</text:span><text:s/>Desenvolvimento de Software Multiplataforma<text:s/><text:tab/><text:tab/>Página<text:s/><text:span text:style-name="T6"><text:page-number text:fixed="false">1</text:page-number></text:span><text:s/>de<text:s/><text:span text:style-name="T7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_olimpio</meta:initial-creator>
    <dc:creator>LAB-48</dc:creator>
    <meta:creation-date>2025-04-07T23:50:00Z</meta:creation-date>
    <dc:date>2025-04-15T00:30:00Z</dc:date>
    <meta:print-date>2024-11-01T16:11:00Z</meta:print-date>
    <meta:template xlink:href="Normal" xlink:type="simple"/>
    <meta:editing-cycles>4</meta:editing-cycles>
    <meta:editing-duration>PT300S</meta:editing-duration>
    <meta:user-defined meta:name="ContentTypeId">0x010100F16A43A25769764388ECCC5859FE7440</meta:user-defined>
    <meta:document-statistic meta:page-count="1" meta:paragraph-count="1" meta:word-count="142" meta:character-count="911" meta:row-count="6" meta:non-whitespace-character-count="770"/>
  </office:meta>
</office:document-meta>
</file>